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NimbusRomNo9L-Regu" svg:font-family="NimbusRomNo9L-Regu"/>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6cm" style:rel-column-width="16424*"/>
    </style:style>
    <style:style style:name="Tabelle1.B" style:family="table-column">
      <style:table-column-properties style:column-width="8.495cm" style:rel-column-width="32747*"/>
    </style:style>
    <style:style style:name="Tabelle1.C" style:family="table-column">
      <style:table-column-properties style:column-width="4.246cm" style:rel-column-width="163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text-properties style:font-name="Times New Roman" fo:font-size="10pt" style:font-name-asian="NimbusRomNo9L-Regu" style:font-size-asian="10pt" style:font-name-complex="NimbusRomNo9L-Regu" style:font-size-complex="10pt"/>
    </style:style>
    <style:style style:name="P3" style:family="paragraph" style:parent-style-name="Standard" style:list-style-name="L1">
      <style:text-properties style:font-name="Times New Roman" fo:font-size="10pt" style:font-size-asian="10pt" style:font-size-complex="10pt"/>
    </style:style>
    <style:style style:name="P4" style:family="paragraph" style:parent-style-name="Standard">
      <style:text-properties style:font-name="Times New Roman" fo:font-size="10pt" style:font-name-asian="NimbusRomNo9L-Regu" style:font-size-asian="10pt" style:font-name-complex="NimbusRomNo9L-Regu" style:font-size-complex="10pt"/>
    </style:style>
    <style:style style:name="P5" style:family="paragraph" style:parent-style-name="Standard" style:list-style-name="L2">
      <style:text-properties style:font-name="Times New Roman" fo:font-size="10pt" style:font-name-asian="NimbusRomNo9L-Regu" style:font-size-asian="10pt" style:font-name-complex="NimbusRomNo9L-Regu"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e1" table:style-name="Tabelle1">
        <table:table-column table:style-name="Tabelle1.A"/>
        <table:table-column table:style-name="Tabelle1.B"/>
        <table:table-column table:style-name="Tabelle1.C"/>
        <table:table-row>
          <table:table-cell table:style-name="Tabelle1.A1" office:value-type="string">
            <text:p text:style-name="P1">Technikerschule Erlangen</text:p>
          </table:table-cell>
          <table:table-cell table:style-name="Tabelle1.A1" office:value-type="string">
            <text:p text:style-name="P1">Thema: <text:s/>Javascript Einführung</text:p>
          </table:table-cell>
          <table:table-cell table:style-name="Tabelle1.C1" office:value-type="string">
            <text:p text:style-name="P1">Datum:</text:p>
          </table:table-cell>
        </table:table-row>
        <table:table-row>
          <table:table-cell table:style-name="Tabelle1.A2" office:value-type="string">
            <text:p text:style-name="P1">Internet Technologie</text:p>
          </table:table-cell>
          <table:table-cell table:style-name="Tabelle1.A2" office:value-type="string">
            <text:p text:style-name="P1">Uebung/03_Objekte</text:p>
          </table:table-cell>
          <table:table-cell table:style-name="Tabelle1.C2" office:value-type="string">
            <text:p text:style-name="P1">Schuljahr 2015/16</text:p>
          </table:table-cell>
        </table:table-row>
      </table:table>
      <text:p text:style-name="Standard"/>
      <text:list xml:id="list4496548707468066527" text:style-name="L1">
        <text:list-item>
          <text:p text:style-name="P3">Aufgabe </text:p>
        </text:list-item>
      </text:list>
      <text:p text:style-name="P1"/>
      <text:p text:style-name="P1">Gegeben Datei formular.html</text:p>
      <text:list xml:id="list31713966" text:continue-numbering="true" text:style-name="L1">
        <text:list-header>
          <text:p text:style-name="P3"/>
        </text:list-header>
      </text:list>
      <text:p text:style-name="P2">&lt;!DOCTYPE html&gt;</text:p>
      <text:p text:style-name="P2">&lt;html&gt;</text:p>
      <text:p text:style-name="P2">&lt;head&gt;</text:p>
      <text:p text:style-name="P2"><text:s text:c="2"/>&lt;title&gt;Formular&lt;/title&gt;</text:p>
      <text:p text:style-name="P2">&lt;/head&gt;</text:p>
      <text:p text:style-name="P2">&lt;body&gt;</text:p>
      <text:p text:style-name="P2">&lt;form name="zweitesFormular" onsubmit="schreibText()"&gt;</text:p>
      <text:p text:style-name="P2">&lt;input type="text" name="meinTextfeld" value=""&gt;</text:p>
      <text:p text:style-name="P2">&lt;input type="button" value="los geht's - Nr.1"&gt;</text:p>
      <text:p text:style-name="P2">&lt;input type="button" value="los geht's - Nr.2"&gt;</text:p>
      <text:p text:style-name="P2">&lt;input type="button" value="los geht's - Nr.3"&gt;</text:p>
      <text:p text:style-name="P2">&lt;input type="submit" value="Submit"&gt;</text:p>
      <text:p text:style-name="P2">&lt;/form&gt;</text:p>
      <text:p text:style-name="P2">&lt;body&gt;</text:p>
      <text:p text:style-name="P2">&lt;/html&gt;</text:p>
      <text:p text:style-name="P2"/>
      <text:p text:style-name="P2">Sie wollen in das Textfeld des Formulars jeweils bei Klick auf einen der Buttons einen Text schreiben.</text:p>
      <text:p text:style-name="P2">Da das mit Hilfe der Funktion schreibText() geschehen soll, haben Sie die Event-Handler, die den Aufruf der Funktion veranlassen sollen, schon mal vorsorglich eingefügt. Es fehlt noch die Funktion selbst. Schreiben Sie diese Funktion, wählen Sie aber jeweils eine andere Schreibweise, um das Textfeld anzusprechen.</text:p>
      <text:p text:style-name="P2"/>
      <text:list xml:id="list2770478360756522120" text:style-name="L2">
        <text:list-item>
          <text:p text:style-name="P5">Aufgabe</text:p>
        </text:list-item>
      </text:list>
      <text:p text:style-name="P2"/>
      <text:p text:style-name="P2">Ergänzen Sie ein Image und ein Button der das Image wechselt auf das Event 'oncli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NimbusRomNo9L-Regu" svg:font-family="NimbusRomNo9L-Regu"/>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vonne Fitzgerald</meta:initial-creator>
    <meta:creation-date>2015-11-07T22:22:24.54</meta:creation-date>
    <dc:date>2016-02-03T11:52:31.82</dc:date>
    <dc:creator>Yvonne Fitzgerald</dc:creator>
    <meta:editing-duration>PT3H1M41S</meta:editing-duration>
    <meta:editing-cycles>28</meta:editing-cycles>
    <meta:generator>OpenOffice/4.1.1$Win32 OpenOffice.org_project/411m6$Build-9775</meta:generator>
    <meta:document-statistic meta:table-count="1" meta:image-count="0" meta:object-count="0" meta:page-count="1" meta:paragraph-count="27" meta:word-count="133" meta:character-count="1024"/>
  </office:meta>
</office:document-meta>
</file>